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WWNum4"/>
    <style:style style:name="P2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Heading_20_1" style:list-style-name="WWNum2">
      <style:paragraph-properties fo:break-before="page"/>
    </style:style>
    <style:style style:name="P7" style:family="paragraph">
      <style:paragraph-properties fo:text-align="center"/>
    </style:style>
    <style:style style:name="T1" style:family="text">
      <style:text-properties style:language-asian="fr" style:country-asian="FR" style:font-name-complex="F"/>
    </style:style>
    <style:style style:name="T2" style:family="text">
      <style:text-properties text:display="true"/>
    </style:style>
    <style:style style:name="T3" style:family="text">
      <style:text-properties fo:font-size="20pt" fo:font-weight="bold" style:font-size-asian="20pt" style:font-weight-asian="bold"/>
    </style:style>
    <style:style style:name="T4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Contents_20_Heading">Contenu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Toc400486356" text:style-name="Index_20_Link" text:visited-style-name="Index_20_Link">I.</text:a><text:a xlink:type="simple" xlink:href="#_Toc400486356" text:style-name="Index_20_Link" text:visited-style-name="Index_20_Link"><text:span text:style-name="T1"><text:tab/></text:span></text:a><text:a xlink:type="simple" xlink:href="#_Toc400486356" text:style-name="Index_20_Link" text:visited-style-name="Index_20_Link">Objectif du projet</text:a><text:a xlink:type="simple" xlink:href="#_Toc400486356" text:style-name="Index_20_Link" text:visited-style-name="Index_20_Link"><text:span text:style-name="T2"><text:tab/>2</text:span></text:a></text:p>
          <text:p text:style-name="P2"><text:a xlink:type="simple" xlink:href="#_Toc400486357" text:style-name="Index_20_Link" text:visited-style-name="Index_20_Link">II.</text:a><text:a xlink:type="simple" xlink:href="#_Toc400486357" text:style-name="Index_20_Link" text:visited-style-name="Index_20_Link"><text:span text:style-name="T1"><text:tab/></text:span></text:a><text:a xlink:type="simple" xlink:href="#_Toc400486357" text:style-name="Index_20_Link" text:visited-style-name="Index_20_Link">Contrainte, mise en place du système</text:a><text:a xlink:type="simple" xlink:href="#_Toc400486357" text:style-name="Index_20_Link" text:visited-style-name="Index_20_Link"><text:span text:style-name="T2"><text:tab/>3</text:span></text:a></text:p>
          <text:p text:style-name="P3"><text:a xlink:type="simple" xlink:href="#_Toc400486358" text:style-name="Index_20_Link" text:visited-style-name="Index_20_Link">III.</text:a><text:a xlink:type="simple" xlink:href="#_Toc400486358" text:style-name="Index_20_Link" text:visited-style-name="Index_20_Link"><text:span text:style-name="T1"><text:tab/></text:span></text:a><text:a xlink:type="simple" xlink:href="#_Toc400486358" text:style-name="Index_20_Link" text:visited-style-name="Index_20_Link">Diagramme UML</text:a><text:a xlink:type="simple" xlink:href="#_Toc400486358" text:style-name="Index_20_Link" text:visited-style-name="Index_20_Link"><text:span text:style-name="T2"><text:tab/>4</text:span></text:a></text:p>
          <text:p text:style-name="P3"><text:a xlink:type="simple" xlink:href="#_Toc400486359" text:style-name="Index_20_Link" text:visited-style-name="Index_20_Link">IV.</text:a><text:a xlink:type="simple" xlink:href="#_Toc400486359" text:style-name="Index_20_Link" text:visited-style-name="Index_20_Link"><text:span text:style-name="T1"><text:tab/></text:span></text:a><text:a xlink:type="simple" xlink:href="#_Toc400486359" text:style-name="Index_20_Link" text:visited-style-name="Index_20_Link">Diagramme de composants</text:a><text:a xlink:type="simple" xlink:href="#_Toc400486359" text:style-name="Index_20_Link" text:visited-style-name="Index_20_Link"><text:span text:style-name="T2"><text:tab/>5</text:span></text:a></text:p>
          <text:p text:style-name="P2"><text:a xlink:type="simple" xlink:href="#_Toc400486360" text:style-name="Index_20_Link" text:visited-style-name="Index_20_Link">V.</text:a><text:a xlink:type="simple" xlink:href="#_Toc400486360" text:style-name="Index_20_Link" text:visited-style-name="Index_20_Link"><text:span text:style-name="T1"><text:tab/></text:span></text:a><text:a xlink:type="simple" xlink:href="#_Toc400486360" text:style-name="Index_20_Link" text:visited-style-name="Index_20_Link">Glossaire</text:a><text:a xlink:type="simple" xlink:href="#_Toc400486360" text:style-name="Index_20_Link" text:visited-style-name="Index_20_Link"><text:span text:style-name="T2"><text:tab/>6</text:span></text:a></text:p>
          <text:p text:style-name="Standard"/>
        </text:index-body>
      </text:table-of-content>
      <text:p text:style-name="Standard"/>
      <text:p text:style-name="Standard"/>
      <text:p text:style-name="Standard"/>
      <text:list xml:id="list7020715187340323755" text:style-name="WWNum2">
        <text:list-item>
          <text:h text:style-name="P6" text:outline-level="1"><text:bookmark-start text:name="_Toc400486356"/>Objectif du projet<text:bookmark-end text:name="_Toc400486356"/></text:h>
        </text:list-item>
      </text:list>
      <text:p text:style-name="Standard"/>
      <text:p text:style-name="Standard">On reformule avec nos propres mots le cahier des charges du clients.</text:p>
      <text:p text:style-name="Standard"/>
      <text:list xml:id="list131308586783836" text:continue-numbering="true" text:style-name="WWNum2">
        <text:list-item>
          <text:h text:style-name="P6" text:outline-level="1"><text:bookmark-start text:name="_Toc400486357"/>Contrainte, mise en place du système<text:bookmark-end text:name="_Toc400486357"/></text:h>
        </text:list-item>
      </text:list>
      <text:p text:style-name="Standard"/>
      <text:p text:style-name="Standard"/>
      <text:p text:style-name="Standard"/>
      <text:list xml:id="list131309932923368" text:continue-numbering="true" text:style-name="WWNum2">
        <text:list-item>
          <text:h text:style-name="P6" text:outline-level="1"><text:bookmark-start text:name="_Toc400486358"/>Diagramme UML<text:bookmark-end text:name="_Toc400486358"/></text:h>
        </text:list-item>
      </text:list>
      <text:p text:style-name="Standard"/>
      <text:p text:style-name="Standard">Pour chaque Use Case :</text:p>
      <text:list xml:id="list7700984425498001365" text:style-name="WWNum4">
        <text:list-item>
          <text:p text:style-name="P1">Entrée attendue</text:p>
        </text:list-item>
        <text:list-item>
          <text:p text:style-name="P1">Sortie attendue</text:p>
        </text:list-item>
        <text:list-item>
          <text:p text:style-name="P1">Prérequis</text:p>
        </text:list-item>
        <text:list-item>
          <text:p text:style-name="P1">Post-conditions</text:p>
        </text:list-item>
        <text:list-item>
          <text:p text:style-name="P1">Exceptions possibles</text:p>
        </text:list-item>
        <text:list-item>
          <text:p text:style-name="P1">Objectifs de la fonction</text:p>
        </text:list-item>
      </text:list>
      <text:p text:style-name="Standard"/>
      <text:list xml:id="list131308641358745" text:continue-list="list131309932923368" text:style-name="WWNum2">
        <text:list-item>
          <text:h text:style-name="P6" text:outline-level="1"><text:bookmark-start text:name="_Toc400486359"/>Diagramme de composants<text:bookmark-end text:name="_Toc400486359"/></text:h>
        </text:list-item>
      </text:list>
      <text:p text:style-name="P4"/>
      <text:p text:style-name="Standard">Spécifications techniques, décomposition des tâches de chacun.</text:p>
      <text:p text:style-name="Standard"/>
      <text:list xml:id="list131308556827080" text:continue-numbering="true" text:style-name="WWNum2">
        <text:list-item>
          <text:h text:style-name="P6" text:outline-level="1"><text:bookmark-start text:name="_Toc400486360"/>Glossaire<text:bookmark-end text:name="_Toc400486360"/></text:h>
        </text:list-item>
      </text:list>
      <text:p text:style-name="P4"/>
      <text:p text:style-name="P4">Reprise des mots fournis par le client qui peuvent prêter à confu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T1" style:family="text">
      <style:text-properties fo:font-size="20pt" fo:font-weight="bold" style:font-size-asian="20pt" style:font-weight-asian="bol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29cm" fo:margin-bottom="0.829cm" fo:margin-left="0.829cm" fo:margin-right="0.829cm" fo:border="0.51pt solid #00000a" fo:padding-top="0.402cm" fo:padding-bottom="0.402cm" fo:padding-left="1.653cm" fo:padding-right="1.65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51pt solid #00000a" fo:padding-top="0.402cm" fo:padding-bottom="0.402cm" fo:padding-left="1.653cm" fo:padding-right="1.65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><text:tab/><text:span text:style-name="MT1">S.T.B.E.</text:span></text:p>
        <text:p text:style-name="Header">Date de création :<text:tab/>Date de mise à jour :</text:p>
        <text:p text:style-name="Header">Auteurs :<text:bookmark text:name="_GoBack"/><text:tab/><text:tab/>(LOGO)</text:p>
        <text:p text:style-name="Header">Titre :</text:p>
        <text:p text:style-name="Header">Etat du document :</text:p>
        <text:p text:style-name="Header"><draw:rect text:anchor-type="as-char" svg:y="0cm" draw:z-index="0" draw:style-name="Mgr1" draw:text-style-name="MP1" svg:width="0.003cm" svg:height="0.071cm"><text:p/></draw:rect></text:p>
      </style:header>
      <style:header-first>
        <text:p text:style-name="Header"><text:tab/><text:span text:style-name="MT1">S.T.B.E.</text:span></text:p>
        <text:p text:style-name="Header"/>
        <text:p text:style-name="Header"><text:span text:style-name="MT1"/></text:p>
        <text:p text:style-name="Header">Date de création :<text:tab/>Date de mise à jour :</text:p>
        <text:p text:style-name="Header">Auteurs :<text:tab/><text:tab/>(LOGO)</text:p>
        <text:p text:style-name="Header">Titre :</text:p>
        <text:p text:style-name="Header">Etat du document :</text:p>
        <text:p text:style-name="Header"><draw:rect text:anchor-type="as-char" svg:y="0cm" draw:z-index="1" draw:style-name="Mgr1" draw:text-style-name="MP1" svg:width="0.003cm" svg:height="0.071cm"><text:p/></draw:rect></text:p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</meta:initial-creator>
    <meta:editing-cycles>9</meta:editing-cycles>
    <meta:creation-date>2014-10-07T20:34:00</meta:creation-date>
    <dc:date>2014-10-14T13:13:07.770709352</dc:date>
    <meta:editing-duration>PT36S</meta:editing-duration>
    <meta:generator>LibreOffice/4.2.6.3$Linux_X86_64 LibreOffice_project/420m0$Build-3</meta:generator>
    <meta:document-statistic meta:table-count="0" meta:image-count="0" meta:object-count="0" meta:page-count="6" meta:paragraph-count="33" meta:word-count="140" meta:character-count="756" meta:non-whitespace-character-count="6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